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03fc" officeooo:paragraph-rsid="001703fc"/>
    </style:style>
    <style:style style:name="P2" style:family="paragraph" style:parent-style-name="Standard">
      <style:paragraph-properties fo:text-align="justify" style:justify-single-word="false"/>
      <style:text-properties officeooo:rsid="001703fc" officeooo:paragraph-rsid="001703fc"/>
    </style:style>
    <style:style style:name="P3" style:family="paragraph" style:parent-style-name="Standard">
      <style:paragraph-properties fo:text-align="justify" style:justify-single-word="false"/>
      <style:text-properties officeooo:rsid="001703fc" officeooo:paragraph-rsid="001bf327"/>
    </style:style>
    <style:style style:name="P4" style:family="paragraph" style:parent-style-name="Standard">
      <style:text-properties officeooo:rsid="001703fc" officeooo:paragraph-rsid="001bf327"/>
    </style:style>
    <style:style style:name="T1" style:family="text">
      <style:text-properties officeooo:rsid="001945fd"/>
    </style:style>
    <style:style style:name="T2" style:family="text">
      <style:text-properties officeooo:rsid="00174e38"/>
    </style:style>
    <style:style style:name="T3" style:family="text">
      <style:text-properties officeooo:rsid="001bf327"/>
    </style:style>
    <style:style style:name="T4" style:family="text">
      <style:text-properties officeooo:rsid="001b31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ferenças entre aplicativo nativo, site e progressive web app (PWA) – definições,</text:p>
      <text:p text:style-name="P1">comparações, exemplos</text:p>
      <text:p text:style-name="P1"/>
      <text:p text:style-name="P1"/>
      <text:p text:style-name="P1"><text:tab/>O que é um aplicativo?<text:tab/></text:p>
      <text:p text:style-name="P1"/>
      <text:p text:style-name="P2"><text:tab/>Um aplicativo (ou "app") é um programa criado para realizar tarefas específicas em dispositivos como celulares e computadores. Exemplos comuns incluem apps de estudo, mapas, e e-mail, todos com a função de resolver um problema ou facilitar alguma atividade no dia a dia.</text:p>
      <text:p text:style-name="P2"><text:tab/>A palavra "aplicativo" vem do latim applicare, que significa "colocar sobre" ou "aproximar", o que faz sentido, pois os apps são ferramentas aplicadas para tarefas práticas.</text:p>
      <text:p text:style-name="P2"><text:tab/>Embora já existissem programas em computadores e celulares mais antigos, a grande popularização dos apps aconteceu em 2007, com o lançamento do iPhone. Isso transformou os apps em ferramentas essenciais para o cotidiano, desde o despertador até os aplicativos de vídeo, tornando-se uma parte indispensável da vida moderna.</text:p>
      <text:p text:style-name="P2"><text:tab/></text:p>
      <text:p text:style-name="P2"><text:tab/>Como funcionam os aplicativos?<text:tab/></text:p>
      <text:p text:style-name="P2"/>
      <text:p text:style-name="P2"><text:tab/>Os aplicativos existem para facilitar tarefas no celular, computador ou smart TV, automatizando processos e tornando a vida mais prática e acessível. Eles permitem que você estude, jogue, aprenda idiomas ou até peça comida de forma rápida e fácil.</text:p>
      <text:p text:style-name="P2"><text:tab/>O grande objetivo é oferecer soluções rápidas, personalizadas e ao alcance da mão. As lojas de apps (como App Store e Google Play) desempenham um papel crucial, oferecendo segurança e conveniência ao baixar e instalar aplicativos sem riscos de vírus ou problemas técnicos. Hoje, com apenas alguns toques, o app já está pronto para ser usado, algo bem mais rápido e prático do que no passado, quando se precisava comprar CDs ou esperar longos tempos para baixar programas.</text:p>
      <text:p text:style-name="P2"/>
      <text:p text:style-name="P2"><text:tab/>Tipos de aplicativos?</text:p>
      <text:p text:style-name="P2"/>
      <text:p text:style-name="P2"><text:tab/>Existem <text:span text:style-name="T1">dois</text:span> tipos principais de aplicativos: nativos <text:span text:style-name="T1">e </text:span>web (PWA).</text:p>
      <text:p text:style-name="P2"><text:tab/>* Nativos: São feitos para sistemas específicos como Android ou iOS, utilizando linguagens e ferramentas próprias de cada plataforma. Eles aproveitam ao máximo os recursos do dispositivo (câmera, GPS, etc.) e são rápidos e eficientes. Exemplos comuns são jogos e redes sociais.</text:p>
      <text:p text:style-name="P2"/>
      <text:p text:style-name="P2"><text:tab/>* Web (PWA): São acessados pelo navegador e não precisam ser baixados. Funcionam como sites, mas oferecem recursos típicos de apps, como notificações e funcionamento offline. A principal vantagem é que podem ser usados em qualquer dispositivo com navegador, mas não têm o mesmo desempenho ou acesso aos recursos do aparelho.</text:p>
      <text:p text:style-name="P2"/>
      <text:p text:style-name="P2"><text:tab/>Aplicativo nativo</text:p>
      <text:p text:style-name="P2"/>
      <text:p text:style-name="P2"><text:tab/>Aplicativos nativos são feitos sob medida para uma plataforma específica, como iOS, Android, ou até dispositivos como smart TVs e relógios inteligentes. Eles aproveitam ao máximo as capacidades e recursos de cada sistema operacional.</text:p>
      <text:p text:style-name="P2"><text:tab/>* iOS: Desenvolvidos com Swift ou Objective-C, aproveitam todo o potencial dos dispositivos Apple (iPhones, iPads, Apple Watch).</text:p>
      <text:p text:style-name="P2"><text:tab/>* Android: Criados com Kotlin ou Java, esses apps são feitos para rodar de forma fluida em diversos dispositivos Android, como smartphones e smartwatches.</text:p>
      <text:p text:style-name="P2"><text:tab/>A principal vantagem do desenvolvimento nativo é a interação eficiente com o hardware e os recursos do dispositivo, como câmeras e sensores avançados. Isso inclui também plataformas como smart TVs, que têm apps desenvolvidos para aproveitar os sistemas específicos de cada marca, como Tizen (Samsung) ou webOS (LG).</text:p>
      <text:p text:style-name="P2"><text:soft-page-break/><text:tab/>Criar um aplicativo nativo significa se aprofundar nas particularidades de cada sistema, garantindo um desempenho otimizado e uma experiência de uso que parece feita sob medida para aquela plataforma.</text:p>
      <text:p text:style-name="P2"/>
      <text:p text:style-name="P2"><text:tab/>Vantagens do aplicativo nativo</text:p>
      <text:p text:style-name="P2"/>
      <text:p text:style-name="P2"><text:tab/>Desenvolver um aplicativo nativo tem várias vantagens, principalmente por ser projetado sob medida para uma plataforma específica.</text:p>
      <text:p text:style-name="P2"><text:tab/><text:span text:style-name="T2">* </text:span>Desempenho otimizado: Assim como construir uma casa personalizada, um app nativo aproveita todo o potencial do dispositivo, garantindo que ele funcione de forma mais suave e eficiente, como no caso de jogos que exploram gráficos potentes ou recursos como a realidade aumentada no iPhone.</text:p>
      <text:p text:style-name="P2"><text:tab/><text:span text:style-name="T2">* </text:span>Foco no sistema: O time de desenvolvimento pode se concentrar em um único sistema (iOS ou Android), aprofundando seu conhecimento na plataforma e criando uma experiência de uso mais refinada. Eles podem também utilizar recursos exclusivos, como o reconhecimento facial no iPhone, de maneira direta.</text:p>
      <text:p text:style-name="P2"><text:tab/><text:span text:style-name="T2">* </text:span>Especialização das equipes: Cada equipe pode ser dedicada a uma plataforma específica, facilitando o uso das ferramentas e linguagens próprias, e permitindo que funcionalidades avançadas sejam exploradas ao máximo.</text:p>
      <text:p text:style-name="P2"><text:tab/>No final, o desenvolvimento nativo oferece controle total sobre o hardware e o sistema, permitindo que a empresa crie um app altamente otimizado para o usuário.</text:p>
      <text:p text:style-name="P2"/>
      <text:p text:style-name="P2"><text:tab/>Desvantagens do aplicativo nativo</text:p>
      <text:p text:style-name="P2"/>
      <text:p text:style-name="P2"><text:tab/>Apesar das vantagens, desenvolver um aplicativo nativo tem algumas desvantagens que as empresas precisam considerar:</text:p>
      <text:p text:style-name="P2"><text:tab/><text:span text:style-name="T1">* </text:span>Custo elevado: É necessário criar versões separadas para cada sistema operacional (iOS e Android), o que exige mais equipes, tempo e recursos. Isso torna o processo mais caro e complexo.</text:p>
      <text:p text:style-name="P2"/>
      <text:p text:style-name="P2"><text:tab/><text:span text:style-name="T1">* </text:span>Manutenção contínua: Os apps nativos precisam ser atualizados conforme as novas versões dos sistemas operacionais. Isso significa que cada plataforma exige atenção constante, o que pode aumentar os custos a longo prazo.</text:p>
      <text:p text:style-name="P2"><text:tab/><text:span text:style-name="T1">* </text:span>Falta de flexibilidade: Como o app é feito para uma plataforma específica, se a empresa quiser expandir para outras plataformas (como Windows ou Wear OS), será necessário começar quase do zero, o que pode ser um desafio, especialmente para empresas menores com orçamentos limitados.</text:p>
      <text:p text:style-name="P2"><text:tab/>Esses fatores podem ser desafiadores, especialmente para quem busca agilidade e presença em várias plataformas ao mesmo tempo.</text:p>
      <text:p text:style-name="P2"/>
      <text:p text:style-name="P2"><text:tab/>Exemplos de aplicativo nativo</text:p>
      <text:p text:style-name="P2"/>
      <text:p text:style-name="P2"><text:tab/>Os aplicativos nativos aproveitam ao máximo os recursos dos dispositivos para oferecer uma experiência mais fluida e integrada. Exemplos incluem:</text:p>
      <text:p text:style-name="P2"><text:tab/><text:span text:style-name="T3">* <text:s/></text:span>WhatsApp, que utiliza diretamente a câmera, microfone e sistema de notificações para uma comunicação eficiente.</text:p>
      <text:p text:style-name="P2"><text:tab/><text:span text:style-name="T3">* </text:span>Spotify, que integra o controle de volume e reprodução em segundo plano, essencial para um app de música.</text:p>
      <text:p text:style-name="P2"><text:tab/><text:span text:style-name="T3">* </text:span>Pokémon Go, que faz uso intenso do GPS, câmera e giroscópio para criar uma experiência de realidade aumentada imersiva.</text:p>
      <text:p text:style-name="P2"><text:tab/><text:span text:style-name="T3">* </text:span>Waze, que usa o GPS e dados de rede para fornecer navegação precisa em tempo real, além de integrar notificações e funcionar em segundo plano.</text:p>
      <text:p text:style-name="P2"/>
      <text:p text:style-name="P2"><text:soft-page-break/><text:tab/>Esses aplicativos são capazes de proporcionar uma interação mais profunda e otimizada com o dispositivo, garantindo funcionalidades rápidas e eficientes.</text:p>
      <text:p text:style-name="P2"><text:tab/></text:p>
      <text:p text:style-name="P2"/>
      <text:p text:style-name="P2"><text:tab/>Aplicativo web</text:p>
      <text:p text:style-name="P2"/>
      <text:p text:style-name="P2"><text:tab/>Os aplicativos web (ou PWA - Progressive Web App) são diferentes dos nativos porque rodam diretamente no navegador, como Chrome ou Safari, sem precisar ser baixados ou instalados. Mesmo assim, eles oferecem uma experiência semelhante à de um app nativo, com interfaces amigáveis, botões grandes, notificações e até a capacidade de funcionar offline.</text:p>
      <text:p text:style-name="P2"><text:tab/>Desenvolvidos com tecnologias web como HTML, CSS e JavaScript, os PWAs podem ser "instalados" diretamente no celular, sem necessidade de lojas de apps. Eles são ideais quando não é necessário ocupar espaço com downloads ou quando é preciso acessar rapidamente um serviço.</text:p>
      <text:p text:style-name="P2"><text:tab/>Além disso, PWAs podem funcionar offline, armazenando dados temporários no dispositivo para que algumas funções ainda possam ser usadas, mesmo com internet limitada. Isso os torna práticos e eficientes, especialmente em áreas com conexão instável.</text:p>
      <text:p text:style-name="P2"/>
      <text:p text:style-name="P2"><text:tab/>Vantagens do aplicativo web</text:p>
      <text:p text:style-name="P2"/>
      <text:p text:style-name="P2"><text:tab/>Os aplicativos web (PWAs) oferecem flexibilidade e alcance, permitindo que qualquer pessoa acesse o app de qualquer dispositivo com um navegador e conexão à internet, sem se preocupar com sistemas operacionais ou armazenamento.</text:p>
      <text:p text:style-name="P2"><text:tab/>Vantagens principais:</text:p>
      <text:p text:style-name="P2"><text:tab/><text:span text:style-name="T1">* </text:span>Sem lojas de aplicativos: Não há necessidade de passar pelo processo de aprovação de lojas, e as atualizações podem ser feitas diretamente, sem que os usuários precisem baixar nada novo.</text:p>
      <text:p text:style-name="P2"><text:tab/><text:span text:style-name="T1">* </text:span>Alcance global: Eles são acessíveis por qualquer dispositivo, facilitando o acesso sem se preocupar com compatibilidade ou espaço no dispositivo.</text:p>
      <text:p text:style-name="P2"><text:tab/><text:span text:style-name="T1">* </text:span>Facilidade para desenvolvedores: O time pode trabalhar em uma única versão do app, sem precisar se preocupar com adaptações para iOS ou Android, o que simplifica a manutenção e acelera atualizações.</text:p>
      <text:p text:style-name="P2"><text:tab/><text:span text:style-name="T1">* </text:span>Praticidade para usuários: Não ocupa espaço no dispositivo, ideal para quem prefere evitar muitos downloads e quer acessar funcionalidades essenciais de forma prática.</text:p>
      <text:p text:style-name="P2"><text:tab/>Essas características tornam os PWAs uma opção atrativa tanto para empresas quanto para usuários, principalmente em termos de acessibilidade e eficiência.</text:p>
      <text:p text:style-name="P2"/>
      <text:p text:style-name="P2"><text:tab/>Desvantagens aplicativo web</text:p>
      <text:p text:style-name="P2"/>
      <text:p text:style-name="P2"><text:tab/>Embora os aplicativos web (PWAs) ofereçam muitas vantagens, há algumas limitações que precisam ser consideradas:</text:p>
      <text:p text:style-name="P2"><text:tab/><text:span text:style-name="T1">* </text:span>Acesso limitado a recursos do dispositivo: PWAs não conseguem usar todos os recursos do dispositivo da mesma forma que um aplicativo nativo. Funcionalidades avançadas como GPS, câmeras com controles específicos e sensores podem ser limitadas, dependendo do navegador e dispositivo.</text:p>
      <text:p text:style-name="P2"><text:tab/><text:span text:style-name="T1">* </text:span>Dependência do navegador: Como rodam dentro de navegadores, os PWAs estão sujeitos a limitações específicas de cada um. A experiência pode variar entre, por exemplo, Chrome e Safari, o que pode ser frustrante para desenvolvedores e usuários.</text:p>
      <text:p text:style-name="P2"><text:tab/><text:span text:style-name="T1">* </text:span>Conexão com a internet: Embora alguns PWAs funcionem offline, uma boa conexão é geralmente necessária para uma experiência completa. Se o sinal for fraco ou inexistente, o app pode não funcionar como esperado.</text:p>
      <text:p text:style-name="P2"><text:tab/>Esses pontos podem impactar a experiência do usuário e a estratégia de desenvolvimento, dependendo dos objetivos da empresa.</text:p>
      <text:p text:style-name="P2"><text:soft-page-break/></text:p>
      <text:p text:style-name="P2"><text:tab/>Exemplos de aplicativo web<text:tab/></text:p>
      <text:p text:style-name="P2"/>
      <text:p text:style-name="P2"><text:tab/>Muitos aplicativos populares têm versões web acessíveis diretamente pelo navegador, oferecendo comodidade e experiência similar à das versões para celular. Exemplos como o Google Docs permitem colaboração em tempo real e salvamento automático, tornando o trabalho mais ágil e acessível de qualquer dispositivo. O Netflix funciona perfeitamente no navegador, mantendo a qualidade de vídeo e a navegação intuitiva, ideal para quem não tem o app instalado. O Trello, uma ferramenta de organização, também se destaca por permitir a sincronização de tarefas e projetos em diferentes dispositivos. Além disso, o Airbnb oferece uma experiência fluida de busca e reserva de acomodações, sem a necessidade de instalar o app. Essas versões web tornam o acesso mais prático, principalmente quando não é possível ou desejável baixar os aplicativos.</text:p>
      <text:p text:style-name="P2"/>
      <text:p text:style-name="P2"><text:tab/><text:span text:style-name="T1">O que é um site?</text:span></text:p>
      <text:p text:style-name="P2"/>
      <text:p text:style-name="P2"><text:tab/>Um site é um conjunto de páginas da web interconectadas, acessíveis pela internet através de um navegador. Ele pode ser usado para diversas finalidades, como fornecer informações, vender produtos, oferecer serviços, ou até mesmo criar uma comunidade online.</text:p>
      <text:p text:style-name="P2"/>
      <text:p text:style-name="P2"><text:tab/>Vantagens de um site:</text:p>
      <text:p text:style-name="P2"/>
      <text:p text:style-name="P2"><text:tab/><text:span text:style-name="T1">* </text:span>Acessibilidade global: Qualquer pessoa com conexão à internet pode acessar, independentemente de dispositivo ou sistema operacional.</text:p>
      <text:p text:style-name="P2"><text:tab/><text:span text:style-name="T1">* </text:span>Custo mais baixo: Criar um site pode ser mais barato do que desenvolver um aplicativo, pois não exige desenvolvimento específico para plataformas (Android, iOS).</text:p>
      <text:p text:style-name="P2"><text:tab/><text:span text:style-name="T1">* </text:span>Atualizações em tempo real: Alterações no conteúdo do site podem ser feitas imediatamente, sem a necessidade de aprovação ou atualização por parte de lojas de aplicativos.</text:p>
      <text:p text:style-name="P2"><text:tab/><text:span text:style-name="T1">* </text:span>Facilidade de manutenção: Em geral, manter um site atualizado é mais simples do que manter um aplicativo, pois não envolve ajustes para diferentes dispositivos ou sistemas.</text:p>
      <text:p text:style-name="P2"><text:tab/><text:span text:style-name="T1">* </text:span>SEO (Otimização para Motores de Busca): Sites podem ser otimizados para mecanismos de busca, o que facilita seu encontro por usuários que buscam por determinados conteúdos ou serviços.</text:p>
      <text:p text:style-name="P2"/>
      <text:p text:style-name="P2"><text:tab/>Desvantagens de um site:</text:p>
      <text:p text:style-name="P2"/>
      <text:p text:style-name="P2"><text:tab/><text:span text:style-name="T1">* </text:span>Dependência de conexão com a internet: Para acessar um site, é necessário ter uma boa conexão com a internet. Sem ela, o site não será acessível.</text:p>
      <text:p text:style-name="P2"><text:tab/><text:span text:style-name="T1">* </text:span>Experiência limitada em dispositivos móveis: Embora sites sejam responsivos, a experiência pode não ser tão fluida quanto um aplicativo nativo, especialmente para interações mais avançadas.</text:p>
      <text:p text:style-name="P2"><text:tab/><text:span text:style-name="T1">* </text:span>Menos recursos do dispositivo: Sites não têm acesso a muitos recursos do dispositivo (como GPS, câmera ou sensores), o que limita a interatividade em comparação a aplicativos nativos.</text:p>
      <text:p text:style-name="P2"><text:tab/><text:span text:style-name="T1">* </text:span>Velocidade de carregamento: Sites podem demorar mais para carregar, especialmente se forem pesados em conteúdo multimídia, o que pode afetar a experiência do usuário, especialmente em conexões lentas.</text:p>
      <text:p text:style-name="P2"><text:tab/>Resumidamente, um site é ideal para alcançar um público amplo com conteúdo acessível, mas, dependendo do objetivo, pode não oferecer a mesma performance ou recursos avançados que um aplicativo nativo.</text:p>
      <text:p text:style-name="P2"/>
      <text:p text:style-name="P2"/>
      <text:p text:style-name="P2"/>
      <text:p text:style-name="P2"><text:soft-page-break/></text:p>
      <text:p text:style-name="P3"><text:tab/>Exemplos de <text:span text:style-name="T3">site</text:span></text:p>
      <text:p text:style-name="P3"/>
      <text:p text:style-name="P3"><text:tab/><text:span text:style-name="T3">Seguem alguns sites acessíveis na web</text:span>:</text:p>
      <text:p text:style-name="P3"><text:span text:style-name="T3"><text:tab/>* <text:s/></text:span><text:a xlink:type="simple" xlink:href="http://www.googlge.com/" text:style-name="Internet_20_link" text:visited-style-name="Visited_20_Internet_20_Link"><text:span text:style-name="T3">www.googlge.com</text:span></text:a></text:p>
      <text:p text:style-name="P3"><text:span text:style-name="T3"><text:tab/>* </text:span><text:a xlink:type="simple" xlink:href="http://www.bb.com.br/" text:style-name="Internet_20_link" text:visited-style-name="Visited_20_Internet_20_Link"><text:span text:style-name="T3">www.bb.com.br</text:span></text:a></text:p>
      <text:p text:style-name="P3"><text:span text:style-name="T3"><text:tab/>* </text:span><text:a xlink:type="simple" xlink:href="http://www.estadao.com.br/" text:style-name="Internet_20_link" text:visited-style-name="Visited_20_Internet_20_Link"><text:span text:style-name="T3">www.estadao.com.br</text:span></text:a></text:p>
      <text:p text:style-name="P3"/>
      <text:p text:style-name="P2"><text:tab/><text:span text:style-name="T4">Conclusão</text:span></text:p>
      <text:p text:style-name="P2"/>
      <text:p text:style-name="P2"><text:tab/>Em resumo, aplicativos e sites são ferramentas digitais que atendem a necessidades específicas, mas com características distintas. Enquanto aplicativos oferecem soluções personalizadas para tarefas no celular ou computador, podendo ser nativos ou web (PWAs), sites são páginas acessíveis pela internet que fornecem informações e serviços, com custos de manutenção geralmente mais baixos.</text:p>
      <text:p text:style-name="P2"><text:tab/>Os aplicativos nativos têm um desempenho otimizado e aproveitam os recursos do dispositivo, mas envolvem custos mais altos e manutenção constante. Já os PWAs, embora mais acessíveis e fáceis de manter, têm limitações no uso de recursos do dispositivo e dependem da conexão com a internet. Por outro lado, sites são amplamente acessíveis, mais econômicos, e oferecem atualizações em tempo real, mas sua experiência pode ser limitada em dispositivos móveis e exigem conexão constante.</text:p>
      <text:p text:style-name="P2"><text:tab/>A escolha entre um aplicativo ou site depende do objetivo, orçamento e necessidades específicas de performance e acessibilidade.</text:p>
      <text:p text:style-name="P2"/>
      <text:p text:style-name="P2"/>
      <text:p text:style-name="P2"/>
      <text:p text:style-name="P4">Referências</text:p>
      <text:p text:style-name="P4"><text:a xlink:type="simple" xlink:href="https://www.alura.com.br/artigos/tipos-de-aplicativos?srsltid=AfmBOopKPOlS1rPavjvP-gSY4ZwJqLAXK0XW3hUMNXvf8d-hBFSXHGGy" text:style-name="Internet_20_link" text:visited-style-name="Visited_20_Internet_20_Link">https://www.alura.com.br/artigos/tipos-de-aplicativos?srsltid=AfmBOopKPOlS1rPavjvP-gSY4ZwJqLAXK0XW3hUMNXvf8d-hBFSXHGGy</text:a></text:p>
      <text:p text:style-name="P4"/>
      <text:p text:style-name="P4">https://www.hostinger.com/br/tutoriais/o-que-e-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3T21:12:11.033822645</meta:creation-date>
    <dc:date>2025-08-13T21:53:02.007064098</dc:date>
    <meta:editing-duration>PT16M17S</meta:editing-duration>
    <meta:editing-cycles>4</meta:editing-cycles>
    <meta:generator>LibreOffice/25.2.5.2$Linux_X86_64 LibreOffice_project/520$Build-2</meta:generator>
    <meta:document-statistic meta:table-count="0" meta:image-count="0" meta:object-count="0" meta:page-count="5" meta:paragraph-count="86" meta:word-count="2014" meta:character-count="13605" meta:non-whitespace-character-count="11588"/>
  </office:meta>
</office:document-meta>
</file>